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b5771" officeooo:paragraph-rsid="001b57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33798372" text:style-name="L1">
        <text:list-item>
          <text:p text:style-name="P1">Add a post (by user)</text:p>
        </text:list-item>
        <text:list-item>
          <text:p text:style-name="P1">Make a comment (by user) (partially exists without binding to a user)</text:p>
        </text:list-item>
        <text:list-item>
          <text:p text:style-name="P1">Reply to comment (replies can also be replied to)</text:p>
        </text:list-item>
        <text:list-item>
          <text:p text:style-name="P1">user registration</text:p>
        </text:list-item>
        <text:list-item>
          <text:p text:style-name="P1">user login</text:p>
        </text:list-item>
        <text:list-item>
          <text:p text:style-name="P1">list of all users</text:p>
        </text:list-item>
        <text:list-item>
          <text:p text:style-name="P1">list of all posts (already exists)</text:p>
        </text:list-item>
        <text:list-item>
          <text:p text:style-name="P1">edit my post (user’s post)</text:p>
        </text:list-item>
        <text:list-item>
          <text:p text:style-name="P1">delete user’s post</text:p>
        </text:list-item>
        <text:list-item>
          <text:p text:style-name="P1">list of posts of a user</text:p>
        </text:list-item>
        <text:list-item>
          <text:p text:style-name="P1">remove likes and views!!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4T04:30:04.295639207</meta:creation-date>
    <dc:date>2022-08-14T04:37:32.436113975</dc:date>
    <meta:editing-duration>PT7M3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69" meta:character-count="331" meta:non-whitespace-character-count="284"/>
  </office:meta>
</office:document-meta>
</file>